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ArialMT1" svg:font-family="ArialMT" style:font-family-generic="swiss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rialMT1" fo:font-size="24pt" fo:font-weight="normal" style:font-size-asian="24pt" style:font-weight-asian="normal" style:font-size-complex="24pt" style:font-weight-complex="normal"/>
    </style:style>
    <style:style style:name="P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rialMT1" fo:font-size="24pt" fo:font-weight="normal" style:font-size-asian="24pt" style:font-weight-asian="normal" style:font-size-complex="24pt" style:font-weight-complex="normal"/>
    </style:style>
    <style:style style:name="P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rialMT1" fo:font-size="24pt" fo:font-weight="normal" officeooo:paragraph-rsid="001aa0e2" style:font-size-asian="24pt" style:font-weight-asian="normal" style:font-size-complex="24pt" style:font-weight-complex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rialMT1" fo:font-size="24pt" fo:font-weight="normal" officeooo:rsid="001aa0e2" officeooo:paragraph-rsid="001aa0e2" style:font-size-asian="24pt" style:font-weight-asian="normal" style:font-size-complex="24pt" style:font-weight-complex="normal"/>
    </style:style>
    <style:style style:name="P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rialMT1" fo:font-size="24pt" fo:font-weight="normal" officeooo:rsid="001aa0e2" officeooo:paragraph-rsid="001aa0e2" style:font-size-asian="24pt" style:font-weight-asian="normal" style:font-size-complex="24pt" style:font-weight-complex="normal"/>
    </style:style>
    <style:style style:name="P6" style:family="paragraph" style:parent-style-name="Standard" style:list-style-name="L1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rialMT1" fo:font-size="24pt" fo:font-weight="normal" officeooo:rsid="001aa0e2" officeooo:paragraph-rsid="001aa0e2" style:font-size-asian="24pt" style:font-weight-asian="normal" style:font-size-complex="24pt" style:font-weight-complex="normal"/>
    </style:style>
    <style:style style:name="P7" style:family="paragraph" style:parent-style-name="Standard" style:list-style-name="L6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rialMT1" fo:font-size="24pt" fo:font-weight="normal" officeooo:rsid="001aa0e2" officeooo:paragraph-rsid="001aa0e2" style:font-size-asian="24pt" style:font-weight-asian="normal" style:font-size-complex="24pt" style:font-weight-complex="normal"/>
    </style:style>
    <style:style style:name="P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rialMT1" fo:font-size="24pt" style:font-size-asian="24pt" style:font-size-complex="24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rialMT1" fo:font-size="24pt" officeooo:rsid="001aa0e2" officeooo:paragraph-rsid="001aa0e2" style:font-size-asian="24pt" style:font-size-complex="24pt"/>
    </style:style>
    <style:style style:name="P1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fo:font-weight="normal" style:font-size-asian="24pt" style:font-weight-asian="normal" style:font-size-complex="24pt" style:font-weight-complex="normal"/>
    </style:style>
    <style:style style:name="P1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fo:font-weight="normal" officeooo:paragraph-rsid="001aa0e2" style:font-size-asian="24pt" style:font-weight-asian="normal" style:font-size-complex="24pt" style:font-weight-complex="normal"/>
    </style:style>
    <style:style style:name="P12" style:family="paragraph" style:parent-style-name="Standard" style:list-style-name="L6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fo:font-weight="normal" officeooo:paragraph-rsid="001aa0e2" style:font-size-asian="24pt" style:font-weight-asian="normal" style:font-size-complex="24pt" style:font-weight-complex="normal"/>
    </style:style>
    <style:style style:name="P13" style:family="paragraph" style:parent-style-name="Standard" style:list-style-name="L6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fo:font-weight="normal" style:font-size-asian="24pt" style:font-weight-asian="normal" style:font-size-complex="24pt" style:font-weight-complex="normal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fo:font-weight="normal" officeooo:paragraph-rsid="001aa0e2" style:font-size-asian="24pt" style:font-weight-asian="normal" style:font-size-complex="24pt" style:font-weight-complex="normal"/>
    </style:style>
    <style:style style:name="P1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fo:font-weight="normal" officeooo:rsid="001aa0e2" officeooo:paragraph-rsid="001aa0e2" style:font-size-asian="24pt" style:font-weight-asian="normal" style:font-size-complex="24pt" style:font-weight-complex="normal"/>
    </style:style>
    <style:style style:name="P1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style:font-size-asian="24pt" style:font-size-complex="24pt"/>
    </style:style>
    <style:style style:name="P1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paragraph-rsid="001aa0e2" style:font-size-asian="24pt" style:font-size-complex="24pt"/>
    </style:style>
    <style:style style:name="P18" style:family="paragraph" style:parent-style-name="Standard" style:list-style-name="L1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style:font-size-asian="24pt" style:font-size-complex="24pt"/>
    </style:style>
    <style:style style:name="P19" style:family="paragraph" style:parent-style-name="Standard" style:list-style-name="L3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paragraph-rsid="001aa0e2" style:font-size-asian="24pt" style:font-size-complex="24pt"/>
    </style:style>
    <style:style style:name="P20" style:family="paragraph" style:parent-style-name="Standard" style:list-style-name="L4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paragraph-rsid="001aa0e2" style:font-size-asian="24pt" style:font-size-complex="24pt"/>
    </style:style>
    <style:style style:name="P21" style:family="paragraph" style:parent-style-name="Standard" style:list-style-name="L5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style:font-size-asian="24pt" style:font-size-complex="24pt"/>
    </style:style>
    <style:style style:name="P22" style:family="paragraph" style:parent-style-name="Standard" style:list-style-name="L2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rsid="001aa0e2" officeooo:paragraph-rsid="001aa0e2" style:font-size-asian="24pt" style:font-size-complex="24pt"/>
    </style:style>
    <style:style style:name="P23" style:family="paragraph" style:parent-style-name="Standard" style:list-style-name="L3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rsid="001aa0e2" officeooo:paragraph-rsid="001aa0e2" style:font-size-asian="24pt" style:font-size-complex="24pt"/>
    </style:style>
    <style:style style:name="P24" style:family="paragraph" style:parent-style-name="Standard" style:list-style-name="L4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rsid="001aa0e2" officeooo:paragraph-rsid="001aa0e2" style:font-size-asian="24pt" style:font-size-complex="24pt"/>
    </style:style>
    <style:style style:name="P25" style:family="paragraph" style:parent-style-name="Standard" style:list-style-name="L5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MT1" fo:font-size="24pt" officeooo:rsid="001aa0e2" officeooo:paragraph-rsid="001aa0e2" style:font-size-asian="24pt" style:font-size-complex="24pt"/>
    </style:style>
    <style:style style:name="T1" style:family="text">
      <style:text-properties fo:color="#154a91" loext:opacity="100%" style:font-name="Helvetica" fo:font-size="36pt" style:font-size-asian="36pt"/>
    </style:style>
    <style:style style:name="T2" style:family="text">
      <style:text-properties fo:color="#000000" loext:opacity="100%" style:font-name="ArialMT" fo:font-size="24pt" style:font-size-asian="24pt"/>
    </style:style>
    <style:style style:name="T3" style:family="text">
      <style:text-properties fo:color="#000000" loext:opacity="100%" style:font-name="ArialMT" fo:font-size="24pt" fo:font-weight="normal" style:font-size-asian="24pt" style:font-weight-asian="normal"/>
    </style:style>
    <style:style style:name="T4" style:family="text">
      <style:text-properties fo:color="#000000" loext:opacity="100%" style:font-name="ArialMT"/>
    </style:style>
    <style:style style:name="T5" style:family="text">
      <style:text-properties fo:color="#000000" loext:opacity="100%" style:font-name="ArialMT" fo:font-size="18pt" style:font-size-asian="18pt"/>
    </style:style>
    <style:style style:name="T6" style:family="text">
      <style:text-properties fo:color="#000000" loext:opacity="100%" style:font-name="ArialMT" fo:font-size="18pt" fo:font-weight="normal" style:font-size-asian="18pt" style:font-weight-asian="normal"/>
    </style:style>
    <style:style style:name="T7" style:family="text">
      <style:text-properties fo:color="#000000" loext:opacity="100%" style:font-name="Arial-BoldMT" fo:font-size="24pt" fo:font-weight="bold" style:font-size-asian="24pt" style:font-weight-asian="bold"/>
    </style:style>
    <style:style style:name="T8" style:family="text">
      <style:text-properties fo:color="#000000" loext:opacity="100%" officeooo:rsid="001aa0e2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weight="normal" officeooo:rsid="001aa0e2" style:font-weight-asian="normal" style:font-weight-complex="normal"/>
    </style:style>
    <style:style style:name="T11" style:family="text">
      <style:text-properties fo:color="#000000" loext:opacity="100%" fo:font-weight="normal" style:font-weight-asian="normal" style:font-weight-complex="normal"/>
    </style:style>
    <style:style style:name="T12" style:family="text">
      <style:text-properties fo:font-weight="normal" style:font-weight-asian="normal"/>
    </style:style>
    <style:style style:name="T13" style:family="text">
      <style:text-properties fo:font-weight="normal" style:font-weight-asian="normal"/>
    </style:style>
    <style:style style:name="T14" style:family="text">
      <style:text-properties officeooo:rsid="001aa0e2"/>
    </style:style>
    <style:style style:name="T15" style:family="text">
      <style:text-properties style:font-name="ArialMT"/>
    </style:style>
    <style:style style:name="T16" style:family="text">
      <style:text-properties style:font-name="ArialMT" fo:font-size="18pt" style:font-size-asian="18pt"/>
    </style:style>
    <style:style style:name="T17" style:family="text">
      <style:text-properties style:font-name="ArialMT" fo:font-size="18pt" fo:font-weight="normal" style:font-size-asian="18pt" style:font-weight-asian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Standard Controllers</text:p>
      <text:p text:style-name="P2" loext:marker-style-name="T3">Un Visualforce Controller è <text:span text:style-name="T14">un insieme</text:span> istruzioni che <text:span text:style-name="T14">determina cosa</text:span> quando un utente interagisce con i componenti <text:span text:style-name="T14">d</text:span>ella pagina Visualforce, ad esempio <text:span text:style-name="T14">al </text:span>clic su un pulsante o un collegamento.</text:p>
      <text:p text:style-name="P3" loext:marker-style-name="T2">I Visualforce Controller<text:span text:style-name="T14">s</text:span> forniscono l'accesso ai dati che <text:span text:style-name="T14">vengono</text:span> visualizzati in una pagina e possono modificare il comportamento dei componenti.</text:p>
      <text:p text:style-name="P3" loext:marker-style-name="T3"><text:span text:style-name="T14">Per Associare un Controller ad una Pagina <text:s/>si usa l’attributo standardController e come valore l’oggetto</text:span></text:p>
      <text:p text:style-name="P4" loext:marker-style-name="T3">Le Actions Methods</text:p>
      <text:p text:style-name="P10" loext:marker-style-name="T7"><text:span text:style-name="T8">Le Azioni dei Metodi</text:span><text:span text:style-name="T9"> eseguono la logica quando si verifica un evento della pagina</text:span><text:span text:style-name="T8">.</text:span></text:p>
      <text:p text:style-name="P10" loext:marker-style-name="T2"><text:span text:style-name="T8">Le Azioni</text:span><text:span text:style-name="T9"> possono essere chiamati </text:span><text:span text:style-name="T8">nel </text:span><text:span text:style-name="T9">markup della pagina usando la sintassi {!} nel</text:span><text:span text:style-name="T8">l’attributo</text:span><text:span text:style-name="T9"> ‘’action’’</text:span><text:span text:style-name="T8"> l’evento può cambiare a seconda nel componente che lo scaturisce</text:span></text:p>
      <text:p text:style-name="P14" loext:marker-style-name="T3"><text:span text:style-name="T9">&lt;apex: commandButton&gt;</text:span></text:p>
      <text:p text:style-name="P15" loext:marker-style-name="T3"><text:span text:style-name="T9">l’evento è scaturito al click del pulsante</text:span></text:p>
      <text:p text:style-name="P14" loext:marker-style-name="T3"><text:span text:style-name="T9">&lt;apex: commandLink&gt;</text:span></text:p>
      <text:p text:style-name="P15" loext:marker-style-name="T3"><text:span text:style-name="T9">L’evento è scaturito all’avvio del collegamento</text:span></text:p>
      <text:p text:style-name="P4" loext:marker-style-name="T3">&lt;apex: actionPoller&gt;</text:p>
      <text:p text:style-name="P5" loext:marker-style-name="T3"><text:soft-page-break/>L’evento è scaturito periodicamente</text:p>
      <text:p text:style-name="P14" loext:marker-style-name="T3"><text:span text:style-name="T9">&lt;apex: actionSupport&gt;</text:span></text:p>
      <text:p text:style-name="P11" loext:marker-style-name="T3"><text:span text:style-name="T8">C</text:span><text:span text:style-name="T9">rea un evento (come "onclick",</text:span></text:p>
      <text:p text:style-name="P5" loext:marker-style-name="T3">"onmouseover" ecc) su un altro componente definito.</text:p>
      <text:p text:style-name="P14" loext:marker-style-name="T3"><text:span text:style-name="T9">&lt;apex: actionFunction&gt; </text:span></text:p>
      <text:p text:style-name="P11" loext:marker-style-name="T3"><text:span text:style-name="T8">D</text:span><text:span text:style-name="T9">efinisce una nuova funzione JavaScript che chiama un'azione.</text:span></text:p>
      <text:p text:style-name="P14" loext:marker-style-name="T3"><text:span text:style-name="T9">&lt;apex: page&gt; </text:span></text:p>
      <text:p text:style-name="P11" loext:marker-style-name="T3"><text:span text:style-name="T8">L’evento è scaturito </text:span><text:span text:style-name="T9">quando la pagina viene</text:span></text:p>
      <text:p text:style-name="P5" loext:marker-style-name="T3">caricata.</text:p>
      <text:p text:style-name="P5" loext:marker-style-name="T3"/>
      <text:p text:style-name="P5" loext:marker-style-name="T3">Le Azioni possibili nei metodi sono:</text:p>
      <text:list text:style-name="L1">
        <text:list-item>
          <text:p text:style-name="P6" loext:marker-style-name="T3">SAVE</text:p>
          <text:p text:style-name="P18" loext:marker-style-name="T5"><text:span text:style-name="T9">Inserisce un nuovo record o </text:span><text:span text:style-name="T8">lo </text:span><text:span text:style-name="T9">aggiorna </text:span><text:span text:style-name="T8">uno </text:span><text:span text:style-name="T9">esistente. Al termine di questa operazione,l'utente </text:span><text:span text:style-name="T8">viene reindirizzato</text:span><text:span text:style-name="T9"> alla pagina originale (se nota) o </text:span><text:span text:style-name="T10">nella pagina dei dettagli del record salvato.</text:span></text:p>
        </text:list-item>
      </text:list>
      <text:list text:style-name="L2">
        <text:list-item>
          <text:p text:style-name="P22" loext:marker-style-name="T5"><text:span text:style-name="T11">QUICKSAVE</text:span></text:p>
          <text:p text:style-name="P22" loext:marker-style-name="T5"><text:span text:style-name="T11">Fa le stesse cose di SAVE ma non reinderizza l’utente da nessuna parte.</text:span></text:p>
          <text:p text:style-name="P22" loext:marker-style-name="T5"><text:span text:style-name="T11"/></text:p>
        </text:list-item>
      </text:list>
      <text:p text:style-name="P17" loext:marker-style-name="T5"><text:span text:style-name="T10">*</text:span><text:span text:style-name="T11">Per </text:span><text:span text:style-name="T10">modificare(EDIT) o eliminare (DELETE)un record</text:span><text:span text:style-name="T9"> è necessario aggiungere </text:span><text:span text:style-name="T8">l’id del record</text:span><text:span text:style-name="T9"> all'URL della </text:span><text:span text:style-name="T8">pagina ES:</text:span></text:p>
      <text:p text:style-name="P17" loext:marker-style-name="T5"><text:soft-page-break/><text:span text:style-name="T8">https://.../apex/standardController1?id=0011t000001pWn5AAE</text:span></text:p>
      <text:p text:style-name="P17" loext:marker-style-name="T5"><text:span text:style-name="T8"/></text:p>
      <text:list text:style-name="L3">
        <text:list-item>
          <text:p text:style-name="P23" loext:marker-style-name="T5"><text:span text:style-name="T9">DELETE</text:span></text:p>
          <text:p text:style-name="P19" loext:marker-style-name="T5"><text:span text:style-name="T9">Elimina il record </text:span><text:span text:style-name="T8">*Selezionato</text:span><text:span text:style-name="T9">. </text:span></text:p>
          <text:p text:style-name="P19" loext:marker-style-name="T5"><text:span text:style-name="T9">Al termine di questa operazione, l'azione aggiorna la pagina o invia l'utente alla scheda </text:span><text:span text:style-name="T8">dell'oggetto associato.</text:span></text:p>
        </text:list-item>
      </text:list>
      <text:list text:style-name="L4">
        <text:list-item>
          <text:p text:style-name="P24" loext:marker-style-name="T5"><text:span text:style-name="T9">CANCEL</text:span></text:p>
          <text:p text:style-name="P20" loext:marker-style-name="T5"><text:span text:style-name="T9">Interrompe un'operazione di modifica</text:span><text:span text:style-name="T8">(EDIT/DELETE)</text:span><text:span text:style-name="T9">.</text:span></text:p>
          <text:p text:style-name="P20" loext:marker-style-name="T5"><text:span text:style-name="T9">Al termine di questa operazione, l'azione riporta l'utente alla pagina in cui l'utente ha originariamente </text:span><text:span text:style-name="T8">invocato la modifica.</text:span></text:p>
        </text:list-item>
      </text:list>
      <text:list text:style-name="L5">
        <text:list-item>
          <text:p text:style-name="P25" loext:marker-style-name="T5"><text:span text:style-name="T9">LIST</text:span></text:p>
          <text:p text:style-name="P21" loext:marker-style-name="T5"><text:span text:style-name="T9">Restituisce un oggetto PageReference della pagina elenco standard, in base al filtro elenco utilizzato più </text:span><text:span text:style-name="T8">di recente per quell'oggetto.</text:span></text:p>
        </text:list-item>
      </text:list>
      <text:p text:style-name="P16" loext:marker-style-name="T5"><text:span text:style-name="T8"/></text:p>
      <text:p text:style-name="P4" loext:marker-style-name="T5">Standard List Controllers</text:p>
      <text:p text:style-name="P2" loext:marker-style-name="T3">I controller di elenco standard consentono di creare pagine Visualforce in grado di visualizzare o agire su un set <text:span text:style-name="T14">di record.</text:span></text:p>
      <text:p text:style-name="P9" loext:marker-style-name="T1"><text:span text:style-name="T12">Per associare un Standard List Controllers alla pagina bisogna usare l’attributo </text:span><text:soft-page-break/><text:span text:style-name="T12">recordSetVar nel componente apex:page e come valore il nome della lista</text:span></text:p>
      <text:p text:style-name="P8" loext:marker-style-name="T2"/>
      <text:p text:style-name="P5" loext:marker-style-name="T5">Le Azioni possibili di un Standard List Controller sono:</text:p>
      <text:list text:style-name="L6">
        <text:list-item>
          <text:p text:style-name="P7" loext:marker-style-name="T5">SAVE</text:p>
          <text:p text:style-name="P12" loext:marker-style-name="T5"><text:span text:style-name="T9">Inserisce un nuovo record o </text:span><text:span text:style-name="T8">lo</text:span><text:span text:style-name="T9"> aggiorna.</text:span></text:p>
          <text:p text:style-name="P12" loext:marker-style-name="T5"><text:span text:style-name="T9">Al termine di questa operazione, l'azione </text:span><text:span text:style-name="T8">reindirizza</text:span><text:span text:style-name="T9"> l'utente </text:span><text:span text:style-name="T8">nella</text:span><text:span text:style-name="T9"> pagina originale <text:s/>o <text:s/>nella </text:span><text:span text:style-name="T8">home page.</text:span></text:p>
        </text:list-item>
        <text:list-item>
          <text:p text:style-name="P7" loext:marker-style-name="T5">QUICKSAVE</text:p>
          <text:p text:style-name="P13" loext:marker-style-name="T5"><text:span text:style-name="T8">Fa le stesse cose di SAVE ma</text:span><text:span text:style-name="T9"> non reindirizza l'utente a </text:span><text:span text:style-name="T8">un'altra pagina.</text:span></text:p>
        </text:list-item>
        <text:list-item>
          <text:p text:style-name="P7" loext:marker-style-name="T5">LIST</text:p>
          <text:p text:style-name="P13" loext:marker-style-name="T5"><text:span text:style-name="T9">Restituisce un oggetto PageReference della pagina di elenco standard, in base al filtro elenco utilizzato più di recente per quell'oggetto quando filter Id non è </text:span><text:span text:style-name="T8">specificato dall'utente.</text:span></text:p>
        </text:list-item>
        <text:list-item>
          <text:p text:style-name="P7" loext:marker-style-name="T5">CANCEL</text:p>
        </text:list-item>
        <text:list-item>
          <text:p text:style-name="P13" loext:marker-style-name="T5"><text:span text:style-name="T9">Interrompe un'operazione di modifica. Al termine di questa operazione, </text:span></text:p>
        </text:list-item>
        <text:list-item>
          <text:p text:style-name="P13" loext:marker-style-name="T5"><text:span text:style-name="T9">l'utente </text:span><text:span text:style-name="T8">viene reindirizzato </text:span><text:span text:style-name="T9">alla pagina in cui <text:s/>ha originariamente </text:span><text:span text:style-name="T8">invocato la modifica.</text:span></text:p>
          <text:p text:style-name="P13" loext:marker-style-name="T5"><text:span text:style-name="T8"/></text:p>
        </text:list-item>
        <text:list-item>
          <text:p text:style-name="P7" loext:marker-style-name="T5"><text:soft-page-break/>FRIST</text:p>
          <text:p text:style-name="P7" loext:marker-style-name="T5">Visualizza la prima pagina dei record nel set.</text:p>
        </text:list-item>
        <text:list-item>
          <text:p text:style-name="P7" loext:marker-style-name="T5">LAST</text:p>
          <text:p text:style-name="P7" loext:marker-style-name="T5">Visualizza l'ultima pagina dei record nel set.</text:p>
        </text:list-item>
        <text:list-item>
          <text:p text:style-name="P7" loext:marker-style-name="T5">NEXT</text:p>
          <text:p text:style-name="P7" loext:marker-style-name="T5">Visualizza la pagina successiva dei record nel set.</text:p>
        </text:list-item>
        <text:list-item>
          <text:p text:style-name="P7" loext:marker-style-name="T5">PREVIOUS</text:p>
          <text:p text:style-name="P7" loext:marker-style-name="T5">Visualizza la pagina precedente dei record nel set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ArialMT1" svg:font-family="ArialMT" style:font-family-generic="swiss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21:15:15.721658715</meta:creation-date>
    <meta:generator>LibreOffice/7.6.4.1$MacOSX_X86_64 LibreOffice_project/e19e193f88cd6c0525a17fb7a176ed8e6a3e2aa1</meta:generator>
    <dc:date>2023-12-08T21:54:09.685223039</dc:date>
    <meta:editing-duration>PT38M55S</meta:editing-duration>
    <meta:editing-cycles>1</meta:editing-cycles>
    <meta:document-statistic meta:table-count="0" meta:image-count="0" meta:object-count="0" meta:page-count="5" meta:paragraph-count="60" meta:word-count="506" meta:character-count="3326" meta:non-whitespace-character-count="2902"/>
  </office:meta>
</office:document-meta>
</file>